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5T11:19:45.9">
            <text:p>2020/2/5 11:1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5T11:19:46.1">
            <text:p>2020/2/5 11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9)">
            <text:p>sn(14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4">
            <text:p>14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1">
            <text:p>1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8">
            <text:p>14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??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mov-file=~,mov-loc=~,block=B,k.~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6">
            <text:p>14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k.~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7">
            <text:p>14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block=A,score+,k.A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9">
            <text:p>14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mov-file=~,cake-id=37173,mov-loc=~,block=B,k.A7+4+5;A6+3+4;A9+3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5T11:19:46.67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84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5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8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9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21.507cm" draw:caption-point-x="-1.353cm" draw:caption-point-y="2.47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10];6;2)" office:value-type="string" office:string-value="09">
            <text:p>09</text:p>
          </table:table-cell>
          <table:table-cell table:formula="of:=MID([.F210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10];[.I210];&quot;-&quot;;LEFT([.G2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6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9)">
            <text:p>sn(14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5T11:19:46.84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3cm" draw:caption-point-x="-1.353cm" draw:caption-point-y="2.27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5T11:19:47.02">
            <text:p>2020/2/5 11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5)">
            <text:p>sn(55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54">
            <text:p>5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score+,block=A,k.C;F</text:p>
          </table:table-cell>
          <table:table-cell table:style-name="ce98" office:value-type="string">
            <text:p>2020-02-03_17-26-04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4T10:43:24">
            <text:p>2020/2/4 10:4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89" office:value-type="float" office:value="55">
            <text:p>5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2019-1224,mov-loc=02:15~,block=B,k.~,score+</text:p>
          </table:table-cell>
          <table:table-cell table:style-name="ce98" office:value-type="string">
            <text:p>2020-02-04_18-10-2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5T11:16:53.99">
            <text:p>2020/2/5 11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5T11:19:47.26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42cm" draw:caption-point-x="-1.353cm" draw:caption-point-y="2.47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49)">
            <text:p>sn(14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5T11:19:47.44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73cm" draw:caption-point-x="-1.353cm" draw:caption-point-y="2.27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65" table:on-update-keep-styles="true" table:on-update-keep-size="false"/>
        <table:database-range table:name="range_genre__kb" table:target-range-address="kb.G2:kb.G70"/>
        <table:database-range table:name="range_sn" table:target-range-address="gt.A2:gt.A165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2020/02/05</text:date>, <text:time>11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5T11:19:45.25</dc:date>
    <dc:creator>iwabuchi ken</dc:creator>
    <meta:editing-duration>P6DT21H2M4S</meta:editing-duration>
    <meta:editing-cycles>623</meta:editing-cycles>
    <meta:generator>OpenOffice/4.1.3$Win32 OpenOffice.org_project/413m1$Build-9783</meta:generator>
    <meta:document-statistic meta:table-count="7" meta:cell-count="3897" meta:object-count="0"/>
    <meta:user-defined meta:name="sheets-banding"/>
    <meta:user-defined meta:name="sheets-original-selection"/>
  </office:meta>
</office:document-meta>
</file>